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535cm"/>
    </style:style>
    <style:style style:name="Tabela1.B" style:family="table-column">
      <style:table-column-properties style:column-width="6.697cm"/>
    </style:style>
    <style:style style:name="Tabela1.C" style:family="table-column">
      <style:table-column-properties style:column-width="2.039cm"/>
    </style:style>
    <style:style style:name="Tabela1.D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2742a" officeooo:paragraph-rsid="0022742a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color="#000000" loext:opacity="100%" fo:font-size="13pt" officeooo:rsid="0022742a" officeooo:paragraph-rsid="0022742a" style:font-size-asian="13pt" style:font-size-complex="13pt"/>
    </style:style>
    <style:style style:name="P10" style:family="paragraph" style:parent-style-name="Heading_20_1">
      <style:text-properties fo:color="#000000" loext:opacity="100%" fo:font-size="13pt" officeooo:rsid="0024183b" officeooo:paragraph-rsid="00262cc4" style:font-size-asian="13pt" style:font-size-complex="13pt"/>
    </style:style>
    <style:style style:name="P11" style:family="paragraph" style:parent-style-name="Heading_20_1">
      <style:text-properties style:use-window-font-color="true" loext:opacity="0%" style:font-name="Calibri" fo:font-size="13pt" officeooo:rsid="0024183b" officeooo:paragraph-rsid="0024183b" style:font-size-asian="13pt" style:font-name-complex="Calibri1" style:font-size-complex="13pt"/>
    </style:style>
    <style:style style:name="P12" style:family="paragraph" style:parent-style-name="Heading_20_1">
      <style:text-properties fo:color="#000000" loext:opacity="100%" fo:font-size="13pt" officeooo:paragraph-rsid="0022742a" style:font-size-asian="13pt" style:font-size-complex="13pt"/>
    </style:style>
    <style:style style:name="P13" style:family="paragraph" style:parent-style-name="Heading_20_1">
      <style:text-properties style:use-window-font-color="true" loext:opacity="0%" style:font-name="Calibri" fo:font-size="13pt" officeooo:rsid="0022742a" officeooo:paragraph-rsid="002820b9" style:font-size-asian="13pt" style:font-name-complex="Calibri1" style:font-size-complex="13pt"/>
    </style:style>
    <style:style style:name="P14" style:family="paragraph" style:parent-style-name="Heading_20_1">
      <style:text-properties fo:font-size="13pt" style:font-size-asian="13pt" style:font-size-complex="13pt"/>
    </style:style>
    <style:style style:name="P15" style:family="paragraph" style:parent-style-name="Heading_20_1">
      <style:text-properties officeooo:paragraph-rsid="0022742a"/>
    </style:style>
    <style:style style:name="T1" style:family="text">
      <style:text-properties officeooo:rsid="0024183b"/>
    </style:style>
    <style:style style:name="T2" style:family="text">
      <style:text-properties officeooo:rsid="00262cc4"/>
    </style:style>
    <style:style style:name="T3" style:family="text">
      <style:text-properties officeooo:rsid="001eafc5"/>
    </style:style>
    <style:style style:name="T4" style:family="text">
      <style:text-properties officeooo:rsid="0022742a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3pt" style:font-size-asian="13p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lan <text:span text:style-name="T1">Zarządzania </text:span><text:span text:style-name="T2">testami</text:span>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3">szablon_</text:span></text:span><text:span text:style-name="Strong_20_Emphasis"><text:span text:style-name="T4">plan_</text:span></text:span><text:span text:style-name="Strong_20_Emphasis"><text:span text:style-name="T2">zarz_test</text:span></text:span><text:span text:style-name="Strong_20_Emphasis"><text:span text:style-name="T3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2<text:span text:style-name="T2">0</text:span>.0<text:span text:style-name="T1">5</text:span>.2025</text:p>
            </table:table-cell>
            <table:table-cell table:style-name="Tabela1.A1" office:value-type="string">
              <text:p text:style-name="P3"><text:span text:style-name="Strong_20_Emphasis"><text:span text:style-name="T3">Wersja</text:span></text:span><text:span text:style-name="Strong_20_Emphasis">:</text:span></text:p>
              <text:p text:style-name="P5">0.<text:span text:style-name="T2">2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3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3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>Plan zarządzania </text:span><text:span text:style-name="T2">testami</text:span><text:line-break/><text:span text:style-name="T5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15433_1148864075" text:style-name="Index_20_Link" text:visited-style-name="Index_20_Link">1 Opis terminologii i skrótów używanych w procesie testowania.<text:tab/>3</text:a></text:p>
          <text:p text:style-name="P8"><text:a xlink:type="simple" xlink:href="#__RefHeading___Toc20909_1148864075" text:style-name="Index_20_Link" text:visited-style-name="Index_20_Link">2 Spis dokumentów do których odwołuje się plan testów.<text:tab/>3</text:a></text:p>
          <text:p text:style-name="P8"><text:a xlink:type="simple" xlink:href="#__RefHeading___Toc15437_1148864075" text:style-name="Index_20_Link" text:visited-style-name="Index_20_Link">3 Omówienie testowanego systemu.<text:tab/>3</text:a></text:p>
          <text:p text:style-name="P8"><text:a xlink:type="simple" xlink:href="#__RefHeading___Toc15439_1148864075" text:style-name="Index_20_Link" text:visited-style-name="Index_20_Link">4 Opis strategii testowania.<text:tab/>3</text:a></text:p>
          <text:p text:style-name="P8"><text:a xlink:type="simple" xlink:href="#__RefHeading___Toc15441_1148864075" text:style-name="Index_20_Link" text:visited-style-name="Index_20_Link">5 Opis metodologii testowania.<text:tab/>3</text:a></text:p>
          <text:p text:style-name="P8"><text:a xlink:type="simple" xlink:href="#__RefHeading___Toc20911_1148864075" text:style-name="Index_20_Link" text:visited-style-name="Index_20_Link">6 Analiza zasobów potrzebnych do przeprowadzenia testów.<text:tab/>3</text:a></text:p>
          <text:p text:style-name="P8"><text:a xlink:type="simple" xlink:href="#__RefHeading___Toc20913_1148864075" text:style-name="Index_20_Link" text:visited-style-name="Index_20_Link">7 Identyfikacja testów - przygotowanie listy testów (test case'ów).<text:tab/>3</text:a></text:p>
          <text:p text:style-name="P8"><text:a xlink:type="simple" xlink:href="#__RefHeading___Toc20915_1148864075" text:style-name="Index_20_Link" text:visited-style-name="Index_20_Link">8 Określenie parametrów które będą monitorowane podczas testów.<text:tab/>3</text:a></text:p>
          <text:p text:style-name="P8"><text:a xlink:type="simple" xlink:href="#__RefHeading___Toc20917_1148864075" text:style-name="Index_20_Link" text:visited-style-name="Index_20_Link">9 Określenie kryteriów pozytywnego zakończenia każdego testu.<text:tab/>3</text:a></text:p>
          <text:p text:style-name="P8"><text:a xlink:type="simple" xlink:href="#__RefHeading___Toc20919_1148864075" text:style-name="Index_20_Link" text:visited-style-name="Index_20_Link">10 Określenie kryteriów akceptujących system.<text:tab/>3</text:a></text:p>
          <text:p text:style-name="P8"><text:a xlink:type="simple" xlink:href="#__RefHeading___Toc20921_1148864075" text:style-name="Index_20_Link" text:visited-style-name="Index_20_Link">11 Opis metodologii zarządzania wykrytymi błędami.<text:tab/>3</text:a></text:p>
          <text:p text:style-name="P8"><text:a xlink:type="simple" xlink:href="#__RefHeading___Toc20923_1148864075" text:style-name="Index_20_Link" text:visited-style-name="Index_20_Link">12 Opis metod analizy i raportowania wyników.<text:tab/>3</text:a></text:p>
          <text:p text:style-name="P8"><text:a xlink:type="simple" xlink:href="#__RefHeading___Toc20925_1148864075" text:style-name="Index_20_Link" text:visited-style-name="Index_20_Link">13 Opis środowiska testowego (konfiguracja sprzętu, oprogramowanie).<text:tab/>3</text:a></text:p>
          <text:p text:style-name="P8"><text:a xlink:type="simple" xlink:href="#__RefHeading___Toc20927_1148864075" text:style-name="Index_20_Link" text:visited-style-name="Index_20_Link">14 Harmonogram testów.<text:tab/>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9" text:outline-level="1" text:is-list-header="true"><text:soft-page-break/></text:h>
      <text:h text:style-name="P9" text:outline-level="1"><text:bookmark-start text:name="__RefHeading___Toc15433_1148864075"/>Opis terminologii i skrótów używanych w procesie testowania. <text:bookmark-end text:name="__RefHeading___Toc15433_1148864075"/></text:h>
      <text:h text:style-name="P10" text:outline-level="1"><text:bookmark-start text:name="__RefHeading___Toc20909_1148864075"/>Spis dokumentów do których odwołuje się plan testów.<text:bookmark-end text:name="__RefHeading___Toc20909_1148864075"/></text:h>
      <text:h text:style-name="P11" text:outline-level="1"><text:bookmark-start text:name="__RefHeading___Toc15437_1148864075"/>Omówienie testowanego systemu. <text:bookmark-end text:name="__RefHeading___Toc15437_1148864075"/></text:h>
      <text:h text:style-name="P12" text:outline-level="1"><text:bookmark-start text:name="__RefHeading___Toc15439_1148864075"/>Opis strategii testowania.<text:bookmark-end text:name="__RefHeading___Toc15439_1148864075"/></text:h>
      <text:h text:style-name="P13" text:outline-level="1"><text:bookmark-start text:name="__RefHeading___Toc15441_1148864075"/>Opis metodologii testowania. <text:bookmark-end text:name="__RefHeading___Toc15441_1148864075"/></text:h>
      <text:h text:style-name="P13" text:outline-level="1"><text:bookmark-start text:name="__RefHeading___Toc20911_1148864075"/>Analiza zasobów potrzebnych do przeprowadzenia testów. <text:bookmark-end text:name="__RefHeading___Toc20911_1148864075"/><text:span text:style-name="T6"/></text:h>
      <text:h text:style-name="P14" text:outline-level="1"><text:bookmark-start text:name="__RefHeading___Toc20913_1148864075"/>Identyfikacja testów - przygotowanie listy testów (test case'ów). <text:bookmark-end text:name="__RefHeading___Toc20913_1148864075"/></text:h>
      <text:h text:style-name="P14" text:outline-level="1"><text:bookmark-start text:name="__RefHeading___Toc20915_1148864075"/>Określenie parametrów które będą monitorowane podczas testów. <text:bookmark-end text:name="__RefHeading___Toc20915_1148864075"/></text:h>
      <text:h text:style-name="P14" text:outline-level="1"><text:bookmark-start text:name="__RefHeading___Toc20917_1148864075"/>Określenie kryteriów pozytywnego zakończenia każdego testu. <text:bookmark-end text:name="__RefHeading___Toc20917_1148864075"/></text:h>
      <text:h text:style-name="P14" text:outline-level="1"><text:bookmark-start text:name="__RefHeading___Toc20919_1148864075"/>Określenie kryteriów akceptujących system. <text:bookmark-end text:name="__RefHeading___Toc20919_1148864075"/></text:h>
      <text:h text:style-name="P14" text:outline-level="1"><text:bookmark-start text:name="__RefHeading___Toc20921_1148864075"/>Opis metodologii zarządzania wykrytymi błędami. <text:bookmark-end text:name="__RefHeading___Toc20921_1148864075"/></text:h>
      <text:h text:style-name="P14" text:outline-level="1"><text:bookmark-start text:name="__RefHeading___Toc20923_1148864075"/>Opis metod analizy i raportowania wyników. <text:bookmark-end text:name="__RefHeading___Toc20923_1148864075"/></text:h>
      <text:h text:style-name="P14" text:outline-level="1"><text:bookmark-start text:name="__RefHeading___Toc20925_1148864075"/>Opis środowiska testowego (konfiguracja sprzętu, oprogramowanie). <text:bookmark-end text:name="__RefHeading___Toc20925_1148864075"/></text:h>
      <text:h text:style-name="P14" text:outline-level="1"><text:bookmark-start text:name="__RefHeading___Toc20927_1148864075"/>Harmonogram testów.<text:bookmark-end text:name="__RefHeading___Toc20927_1148864075"/></text:h>
      <text:h text:style-name="P15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2T12:52:18.512552400</dc:date>
    <meta:editing-duration>PT25M50S</meta:editing-duration>
    <meta:editing-cycles>6</meta:editing-cycles>
    <meta:generator>LibreOffice/25.2.4.3$Windows_X86_64 LibreOffice_project/33e196637044ead23f5c3226cde09b47731f7e27</meta:generator>
    <meta:document-statistic meta:table-count="1" meta:image-count="0" meta:object-count="0" meta:page-count="3" meta:paragraph-count="40" meta:word-count="217" meta:character-count="1590" meta:non-whitespace-character-count="1416"/>
  </office:meta>
</office:document-meta>
</file>